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bce4e5"/>
    </style:style>
    <style:style style:name="P2" style:family="paragraph" style:parent-style-name="Standard">
      <style:text-properties fo:background-color="#bce4e5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fo:background-color="#bcaed5"/>
    </style:style>
    <style:style style:name="P5" style:family="paragraph" style:parent-style-name="Standard">
      <style:text-properties fo:background-color="#bce4e5"/>
    </style:style>
    <style:style style:name="T1" style:family="text">
      <style:text-properties fo:background-color="#bce4e5" loext:char-shading-value="0"/>
    </style:style>
    <style:style style:name="T2" style:family="text">
      <style:text-properties fo:background-color="#bce4e5" loext:char-shading-value="0"/>
    </style:style>
    <style:style style:name="T3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  <text:p text:style-name="Standard">https://www.squadhelp.com/ </text:p>
      <text:p text:style-name="Standard"/>
      <text:p text:style-name="Standard">HOMEPAGE</text:p>
      <text:p text:style-name="P1">User should be able to Log In</text:p>
      <text:p text:style-name="P1">● User should be able to access Contest Dashboard</text:p>
      <text:p text:style-name="P1">● User should be able to access Creative Dashboard</text:p>
      <text:p text:style-name="P1">User should be able to access Sign up/Create account</text:p>
      <text:p text:style-name="P1">User should be able to access Launch Contest page</text:p>
      <text:p text:style-name="P1">User should be able to launch a Name Contest</text:p>
      <text:p text:style-name="P1">User should be able to launch a Tagline Contest</text:p>
      <text:p text:style-name="P1">User should be able to launch a Logo Contest</text:p>
      <text:p text:style-name="P1">User should be able to access Name Browsing</text:p>
      <text:p text:style-name="Standard"/>
      <text:p text:style-name="Standard"/>
      <text:p text:style-name="Standard">LOGIN PAGE</text:p>
      <text:p text:style-name="P2">User should be able to enter their Email Address</text:p>
      <text:p text:style-name="P2">User should be able to enter their password</text:p>
      <text:p text:style-name="Standard"/>
      <text:p text:style-name="Standard"/>
      <text:p text:style-name="Standard">SIGN UP/CREATE ACCOUNT</text:p>
      <text:p text:style-name="P2">User should be able to select whether they would like to sign up as a Customer or</text:p>
      <text:p text:style-name="P2">Creative</text:p>
      <text:p text:style-name="P2">User should be able to sign up for both a Customer Account &amp; a Creative Account</text:p>
      <text:p text:style-name="P2">User must sign up separately for a Customer Account &amp; a Creative Account</text:p>
      <text:p text:style-name="P2">User must have two different email addresses associated with their Customer Account</text:p>
      <text:p text:style-name="P2">&amp; Creative Account</text:p>
      <text:p text:style-name="Standard"/>
      <text:p text:style-name="Standard"/>
      <text:p text:style-name="Standard">FOR CUSTOMERS</text:p>
      <text:p text:style-name="P2">Customer should be able to input their full name (Required)</text:p>
      <text:p text:style-name="P2">Customer should be able to input their email address (Required)</text:p>
      <text:p text:style-name="P2">Customer should see an error/notification if the email they entered is already in use</text:p>
      <text:p text:style-name="P2">Customer should be able to create a password (Required)</text:p>
      <text:p text:style-name="P2">Customer should be able to re-enter password for confirmation (Required)</text:p>
      <text:p text:style-name="P2">Customer should see an error/notification if the passwords they entered do not match</text:p>
      <text:p text:style-name="P3">Customer should be able to select Terms of Service link to view/read Terms of Service</text:p>
      <text:p text:style-name="Standard">Customer should be able to select that they have read and agreed to Terms of service</text:p>
      <text:p text:style-name="Standard">(Required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Standard">(Full Name, Email Address, Password, Password Confirmation, Agree to Terms of</text:p>
      <text:p text:style-name="Standard">Service)</text:p>
      <text:p text:style-name="Standard"/>
      <text:p text:style-name="Standard"/>
      <text:p text:style-name="Standard">FOR CREATIVES</text:p>
      <text:p text:style-name="P2">Creative should be able to input their full name (Required)</text:p>
      <text:p text:style-name="P2">Creative should be able to input their email address (Required)</text:p>
      <text:p text:style-name="P2">Creative should see an error/notification if the email they entered is already in use</text:p>
      <text:p text:style-name="P2">Creative should be able to create a password (Required)</text:p>
      <text:p text:style-name="P2">Creative should be able to re-enter password for confirmation (Required)</text:p>
      <text:p text:style-name="P2"><text:soft-page-break/>Creative should see an error/notification if the passwords they entered do not match</text:p>
      <text:p text:style-name="Standard">Creative should be able to select Terms of Service link to view/read Terms of Service</text:p>
      <text:p text:style-name="Standard">Creative should be able to select Non-Disclosure Agreement link to view/read</text:p>
      <text:p text:style-name="Standard">Non-Disclosure Agreement</text:p>
      <text:p text:style-name="Standard">Creative should be able to select that they have read and agreed to Terms of service &amp;</text:p>
      <text:p text:style-name="Standard">Non-Disclosure Agreement (Required)</text:p>
      <text:p text:style-name="P2">If creative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(Full Name, Email Address, Password, Password Confirmation, Agree to Terms of</text:p>
      <text:p text:style-name="P2">Service &amp; Non-Disclosure Agreement)</text:p>
      <text:p text:style-name="P2"/>
      <text:p text:style-name="Standard"/>
      <text:p text:style-name="Standard">LAUNCH CONTEST PAGE</text:p>
      <text:p text:style-name="P2">User should be able to access log in screen</text:p>
      <text:p text:style-name="P2">User should be able to access sign up/ create account screen</text:p>
      <text:p text:style-name="P2">User should be able to choose a contest type</text:p>
      <text:p text:style-name="P2">● User should be able to select name contest</text:p>
      <text:p text:style-name="P2">● User should be able to select tagline contest</text:p>
      <text:p text:style-name="P2">● User should be able to select logo contest</text:p>
      <text:p text:style-name="P2">User should be able to select multiple contest types and save money with bundle pricing</text:p>
      <text:p text:style-name="P2">● Name + Tagline + Logo</text:p>
      <text:p text:style-name="P2">● Name +Tagline</text:p>
      <text:p text:style-name="P2">● Name + Logo</text:p>
      <text:p text:style-name="P2">● Tagline + Logo</text:p>
      <text:p text:style-name="P2">If user selects multiple contest types, user will have to complete the contest one at at</text:p>
      <text:p text:style-name="P2">time as some contest are dependant on others (i.e. logo contest will be dependant on</text:p>
      <text:p text:style-name="P2">name &amp; tagline contest winners)</text:p>
      <text:p text:style-name="Standard"/>
      <text:p text:style-name="P2">Contest type order if multiple are selected:</text:p>
      <text:p text:style-name="P2">1. Name</text:p>
      <text:p text:style-name="P2">2. Tagline</text:p>
      <text:p text:style-name="P2">3. Logo</text:p>
      <text:p text:style-name="P2"/>
      <text:p text:style-name="Standard"/>
      <text:p text:style-name="Standard"/>
      <text:p text:style-name="Standard">NAM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type of name they are looking for (Required)</text:p>
      <text:p text:style-name="P2">● Company</text:p>
      <text:p text:style-name="P2">● Product</text:p>
      <text:p text:style-name="P2">● Project</text:p>
      <text:p text:style-name="P2">Customer should be able to select the industry associated with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(s) for name style (Optional)</text:p>
      <text:p text:style-name="P2">● Classic</text:p>
      <text:p text:style-name="P2">● Fun</text:p>
      <text:p text:style-name="P2">● Professional</text:p>
      <text:p text:style-name="P2">● Descriptive</text:p>
      <text:p text:style-name="P2">● Youthful</text:p>
      <text:p text:style-name="P2"><text:soft-page-break/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P2"/>
      <text:p text:style-name="P2"/>
      <text:p text:style-name="P3">TAGLIN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 for tagline type (Required)</text:p>
      <text:p text:style-name="P2">● Classic</text:p>
      <text:p text:style-name="P2">● Fun</text:p>
      <text:p text:style-name="P2">● Powerful</text:p>
      <text:p text:style-name="P2">● Descriptive</text:p>
      <text:p text:style-name="P2">● Modern</text:p>
      <text:p text:style-name="P2"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LOGO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</text:p>
      <text:p text:style-name="P2">Customer should be able to select which visual style best represents their brand</text:p>
      <text:p text:style-name="P2">(Required)</text:p>
      <text:p text:style-name="P2">● Techy</text:p>
      <text:p text:style-name="P2">● Fun</text:p>
      <text:p text:style-name="P2">● Fancy</text:p>
      <text:p text:style-name="P2">● Minimal</text:p>
      <text:p text:style-name="P2">● Brick &amp; Mortar</text:p>
      <text:p text:style-name="P2">● Photo-based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CHECKOUT</text:p>
      <text:p text:style-name="P2"><text:soft-page-break/>User should be able to input payment information</text:p>
      <text:p text:style-name="P2">● Card number</text:p>
      <text:p text:style-name="P2">● Expiration</text:p>
      <text:p text:style-name="P2">● Security code</text:p>
      <text:p text:style-name="P2">User should be able to create account</text:p>
      <text:p text:style-name="P2">User should be able to login if they already have an account</text:p>
      <text:p text:style-name="Standard">User should be able to select submit payment</text:p>
      <text:p text:style-name="P2">Now that contest is live, user should start receiving submissions shortly</text:p>
      <text:p text:style-name="Standard"/>
      <text:p text:style-name="Standard"/>
      <text:p text:style-name="Standard"/>
      <text:p text:style-name="Standard">CUSTOMER DASHBOARD</text:p>
      <text:p text:style-name="P1">● Active Contests</text:p>
      <text:p text:style-name="P1"><text:s text:c="4"/>○ Entries</text:p>
      <text:p text:style-name="P1"><text:s text:c="4"/>○ Brief</text:p>
      <text:p text:style-name="P2">● Ended contests</text:p>
      <text:p text:style-name="P2">● Profile/Settings</text:p>
      <text:p text:style-name="Standard"/>
      <text:p text:style-name="Standard"/>
      <text:p text:style-name="Standard">ACTIVE CONTESTS</text:p>
      <text:p text:style-name="P2">User should be able to start a new contest</text:p>
      <text:p text:style-name="P2">User should be able to view Active Contests</text:p>
      <text:p text:style-name="P2">User should be able to view a snapshot of their active contest(s)</text:p>
      <text:p text:style-name="P2">● Contest ID</text:p>
      <text:p text:style-name="P2">● Contest Name</text:p>
      <text:p text:style-name="P2">● Contest Type</text:p>
      <text:p text:style-name="P2">● Contest Description</text:p>
      <text:p text:style-name="P2">● Prize money</text:p>
      <text:p text:style-name="P2">● Total Entries</text:p>
      <text:p text:style-name="P5">● Days Left in contest</text:p>
      <text:p text:style-name="P2">User should be able to view expanded contest dashboard</text:p>
      <text:p text:style-name="P2">User should be able to view the name of their contest</text:p>
      <text:p text:style-name="P2">User should be able to view the type of contest</text:p>
      <text:p text:style-name="P2">User should be able to view the guaranteed prize for their contest winner</text:p>
      <text:p text:style-name="P2">User should be able to see total entries</text:p>
      <text:p text:style-name="Standard"/>
      <text:p text:style-name="Standard"/>
      <text:p text:style-name="P2">ENTRIES</text:p>
      <text:p text:style-name="P2">User should be able to view all individual entries</text:p>
      <text:p text:style-name="P2">User should be able to mark an entry as rejected</text:p>
      <text:p text:style-name="P2">User should be able to select an entry as the winner of the contest</text:p>
      <text:p text:style-name="P2">● User should have to confirm</text:p>
      <text:p text:style-name="Standard"/>
      <text:p text:style-name="Standard"/>
      <text:p text:style-name="Standard">BRIEF</text:p>
      <text:p text:style-name="P2">User should be able to view their contest brief</text:p>
      <text:p text:style-name="P4">User should be able to change contest</text:p>
      <text:p text:style-name="Standard"/>
      <text:p text:style-name="Standard"/>
      <text:p text:style-name="Standard">ENDED CONTESTS</text:p>
      <text:p text:style-name="Standard">User should be able to view Ended Contests</text:p>
      <text:p text:style-name="Standard">User should be able to view a snapshot of their ended contest(s)</text:p>
      <text:p text:style-name="Standard"><text:soft-page-break/>● Contest ID</text:p>
      <text:p text:style-name="Standard">● Winning Entry</text:p>
      <text:p text:style-name="Standard"><text:s text:c="4"/>○ Creative</text:p>
      <text:p text:style-name="Standard"><text:s text:c="4"/>○ Submitted date</text:p>
      <text:p text:style-name="Standard"><text:s text:c="4"/>○ Prize awarded date</text:p>
      <text:p text:style-name="Standard">● Prize Money awarded</text:p>
      <text:p text:style-name="Standard">● Total Entries</text:p>
      <text:p text:style-name="Standard">● Days Left in contest</text:p>
      <text:p text:style-name="Standard">User should be able to view expanded contest dashboard (Just like active contest only</text:p>
      <text:p text:style-name="Standard">with no new entries coming in, ability to pick a winner, etc)</text:p>
      <text:p text:style-name="Standard"/>
      <text:p text:style-name="Standard"/>
      <text:p text:style-name="Standard"/>
      <text:p text:style-name="Standard"/>
      <text:p text:style-name="Standard">CREATIVE DASHBOARD</text:p>
      <text:p text:style-name="Standard">● Active Contests</text:p>
      <text:p text:style-name="P2">● My Entries</text:p>
      <text:p text:style-name="P2">Profile</text:p>
      <text:p text:style-name="Standard"><text:bookmark-start text:name="__DdeLink__553_1382438998"/>Balance<text:bookmark-end text:name="__DdeLink__553_1382438998"/></text:p>
      <text:p text:style-name="Standard"/>
      <text:p text:style-name="Standard">ACTIVE CONTESTS</text:p>
      <text:p text:style-name="Standard">Creative should be able to view all contests that are currently active on the platform</text:p>
      <text:p text:style-name="P4">Creative should be able to filter active contests</text:p>
      <text:p text:style-name="P4">● By contest type</text:p>
      <text:p text:style-name="P4"><text:s text:c="4"/>○ Name</text:p>
      <text:p text:style-name="P4"><text:s text:c="4"/>○ Logo</text:p>
      <text:p text:style-name="P4"><text:s text:c="4"/>○ Tagline</text:p>
      <text:p text:style-name="P4">● By contest ID</text:p>
      <text:p text:style-name="P4">● By Industry</text:p>
      <text:p text:style-name="P4">● By award amount</text:p>
      <text:p text:style-name="Standard">Creative should be able to see each individual contest details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Contest Prize</text:p>
      <text:p text:style-name="Standard">● Number of total entries</text:p>
      <text:p text:style-name="Standard">User should be able to view expanded contest view</text:p>
      <text:p text:style-name="Standard"/>
      <text:p text:style-name="Standard">Expanded Active Contest View</text:p>
      <text:p text:style-name="Standard">Creative should be able to view contest details</text:p>
      <text:p text:style-name="Standard">● Prize money</text:p>
      <text:p text:style-name="Standard">● Number of Total Entries</text:p>
      <text:p text:style-name="Standard">Creative should be able to favorite contest</text:p>
      <text:p text:style-name="Standard">Creative should be able to view full contest brief</text:p>
      <text:p text:style-name="Standard">Creative should be able to view any documents uploaded to the brief</text:p>
      <text:p text:style-name="Standard">Creative should be able to submit an entry to a contest</text:p>
      <text:p text:style-name="Standard">● Logo</text:p>
      <text:p text:style-name="Standard">○ Upload a file</text:p>
      <text:p text:style-name="Standard">● Tagline</text:p>
      <text:p text:style-name="Standard">○ Enter tagline into text box</text:p>
      <text:p text:style-name="Standard">● Name</text:p>
      <text:p text:style-name="Standard"><text:soft-page-break/>○ Enter name into text box</text:p>
      <text:p text:style-name="Standard"/>
      <text:p text:style-name="Standard">MY ENTRIES</text:p>
      <text:p text:style-name="P2">Creative should be able to view his entties and contest</text:p>
      <text:p text:style-name="Standard"/>
      <text:p text:style-name="Standard">BALANCE</text:p>
      <text:p text:style-name="P4">Creative should be able to cash out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45:35.252828022</meta:creation-date>
    <dc:date>2019-10-18T16:58:51.500196805</dc:date>
    <meta:editing-duration>PT9H29M5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6" meta:paragraph-count="227" meta:word-count="1591" meta:character-count="9147" meta:non-whitespace-character-count="7749"/>
  </office:meta>
</office:document-meta>
</file>